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77003c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77003c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1 - ...</text:p>
      <text:p text:style-name="P1">wha</text:p>
      <text:p text:style-name="P1">what uh</text:p>
      <text:p text:style-name="P1">was your killer pickup line goin to be</text:p>
      <text:p text:style-name="P1">or should i ask</text:p>
      <text:p text:style-name="P1">guess not</text:p>
      <text:p text:style-name="P1">sounds like youre still the bard of tries too hard</text:p>
      <text:p text:style-name="P1">so i take it even after a billion sweeps here with a boat load of eligible spook shorties to mack on</text:p>
      <text:p text:style-name="P1">you still never got any action</text:p>
      <text:p text:style-name="P1">CA2 - gonna make this quick</text:p>
      <text:p text:style-name="P1">and this aint like a diving board for you to launch off about your feelins and romprobs</text:p>
      <text:p text:style-name="P1">just gimme a straight answer</text:p>
      <text:p text:style-name="P1">im gettin a posse together to kill an invincible monster you want in y/n</text:p>
      <text:p text:style-name="P1">ugh here we go</text:p>
      <text:p text:style-name="P1">what space</text:p>
      <text:p text:style-name="P1">nope</text:p>
      <text:p text:style-name="P1">nope nope nope nopenopenope</text:p>
      <text:p text:style-name="P1">stop saying whatever that was do not care</text:p>
      <text:p text:style-name="P1">no</text:p>
      <text:p text:style-name="P1">not clickin that</text:p>
      <text:p text:style-name="P1">nah</text:p>
      <text:p text:style-name="P1">ew</text:p>
      <text:p text:style-name="P1">so that was a no to my invite then</text:p>
      <text:p text:style-name="P1">which got rescinded halfway thru this convo anyways</text:p>
      <text:p text:style-name="P1">time to jet before you sketch me out some more crotimes</text:p>
      <text:p text:style-name="P1"><text:soft-page-break/>CA3 - nofin bye</text:p>
      <text:p text:style-name="P1">CA4 - A)(-EM</text:p>
      <text:p text:style-name="P1">CA5; KnVa3 - yo that was some scuzzy repartee there even for you crodog</text:p>
      <text:p text:style-name="P1">what the fuck else i done to you??</text:p>
      <text:p text:style-name="P1">ugh</text:p>
      <text:p text:style-name="P1">i cannot</text:p>
      <text:p text:style-name="P1">B-ELI-EVE-E</text:p>
      <text:p text:style-name="P1">you are doing my fish pun thing while youre still tryin to hit on me</text:p>
      <text:p text:style-name="P1">dont ever say a fish thing again or ill gut you</text:p>
      <text:p text:style-name="P1">what</text:p>
      <text:p text:style-name="P1">youre such a glubbin liar</text:p>
      <text:p text:style-name="P1">hey that wasnt me</text:p>
      <text:p text:style-name="P1">i mean</text:p>
      <text:p text:style-name="P1">not yet... uh</text:p>
      <text:p text:style-name="P1">alternate ways</text:p>
      <text:p text:style-name="P1">wow you did it</text:p>
      <text:p text:style-name="P1">ampora you totally changed my mind about you lets start makin out immediately</text:p>
      <text:p text:style-name="P1">man</text:p>
      <text:p text:style-name="P1">a girls gotta have fuel for her pimp ride know what im sayin</text:p>
      <text:p text:style-name="P1">like</text:p>
      <text:p text:style-name="P1">i probably took care of him good</text:p>
      <text:p text:style-name="P1">you know how it is someones gotta take care of the guy anyways</text:p>
      <text:p text:style-name="P1">and... yeah</text:p>
      <text:p text:style-name="P1">at least i dont think im an lien</text:p>
      <text:p text:style-name="P1">look at you all frontin in that stupid getup</text:p>
      <text:p text:style-name="P1"><text:soft-page-break/>with your slicked hair and that dumb little wand in your mouth</text:p>
      <text:p text:style-name="P1">i heard a rumor you think youre a human now</text:p>
      <text:p text:style-name="P1">that true</text:p>
      <text:p text:style-name="P1">sounds like another desperate cry for attention imo</text:p>
      <text:p text:style-name="P1">aaaand im gone</text:p>
      <text:p text:style-name="P1">you bros can figure out your boring feelings without me</text:p>
      <text:p text:style-name="P1">CA6 - nope</text:p>
      <text:p text:style-name="P1">_</text:p>
      <text:p text:style-name="P1">MC1 - hey bro</text:p>
      <text:p text:style-name="P1">pretty nice stunt there</text:p>
      <text:p text:style-name="P1">i offered a highfive but you sorta missed</text:p>
      <text:p text:style-name="P1">uh its cool g dont wig out</text:p>
      <text:p text:style-name="P1">just take a rain check on it</text:p>
      <text:p text:style-name="P1">more hand slaps where that came from you know?</text:p>
      <text:p text:style-name="P1">uh no seriously</text:p>
      <text:p text:style-name="P1">forget the highfive i dont wanna be responsible for you hurtin yourself</text:p>
      <text:p text:style-name="P1">dude you are foul and unpleasant as ever</text:p>
      <text:p text:style-name="P1">thought dyin might have took the edge off but guess not</text:p>
      <text:p text:style-name="P1">man why you got to hate</text:p>
      <text:p text:style-name="P1">and listen bro you better watch it with those slurs</text:p>
      <text:p text:style-name="P1">unless you want kankri giving you tha biz</text:p>
      <text:p text:style-name="P1">ill keep this quick</text:p>
      <text:p text:style-name="P1">come right out and ask</text:p>
      <text:p text:style-name="P1">you ever get god tier tunaboy</text:p>
      <text:p text:style-name="P1">okaaay</text:p>
      <text:p text:style-name="P1">look take off your rad shirt deal and lemme see if you got wings</text:p>
      <text:p text:style-name="P1"><text:soft-page-break/>yeah keep your shirt on you made that exchange beyond awful</text:p>
      <text:p text:style-name="P1">you know of anyone else who might be god tier in secret</text:p>
      <text:p text:style-name="P1">you are</text:p>
      <text:p text:style-name="P1">the worst</text:p>
      <text:p text:style-name="P1">MC2; KnVa2 - hey tuna you want to help me go kill haha i cant even finish this question while staying serious</text:p>
      <text:p text:style-name="P1">what will you grind on</text:p>
      <text:p text:style-name="P1">gross bro</text:p>
      <text:p text:style-name="P1">dunno how latula even deals</text:p>
      <text:p text:style-name="P1">holy mackerel</text:p>
      <text:p text:style-name="P1">them was sick fires mostly</text:p>
      <text:p text:style-name="P1">hey isnt the afterlife supposed to heal people or</text:p>
      <text:p text:style-name="P1">i dont undersand</text:p>
      <text:p text:style-name="P1">why is it that pyrope still cant smell</text:p>
      <text:p text:style-name="P1">and you still got horrible brain problems</text:p>
      <text:p text:style-name="P1">i give up on figuring out the existential mysteries</text:p>
      <text:p text:style-name="P1">)(-EY FUCK YOU!!!</text:p>
      <text:p text:style-name="P1">vantas what the actual fuck are you doing here</text:p>
      <text:p text:style-name="P1">how are you even in this chat yo</text:p>
      <text:p text:style-name="P1">you arent even remotely in the same corporeal vicinity as us like i literally do not understand how you just jumped into the conversation like that</text:p>
      <text:p text:style-name="P1">can you maybe get lost?</text:p>
      <text:p text:style-name="P1">vantas youre being a shit dont talk about him like that</text:p>
      <text:p text:style-name="P1">i hate all of my friends so fucking much</text:p>
      <text:p text:style-name="P1">MC3 - dogg before you even start with your junk i just wanna point out i can barely understand a word you say</text:p>
      <text:p text:style-name="P1">like between your codawful quirk</text:p>
      <text:p text:style-name="P1"><text:soft-page-break/>and your variety of weird conflicting speech impediments</text:p>
      <text:p text:style-name="P1">and the fact that even aside from all the shitty numbers you stick in words youre still misspellin half a what you say</text:p>
      <text:p text:style-name="P1">i just gtfu</text:p>
      <text:p text:style-name="P1">thank fuck you were never a major playa at least from my personal vantage over the course a this ridicu huge narrative</text:p>
      <text:p text:style-name="P1">probably woulda offed my shellf even schooner if i had to hear you talk much</text:p>
      <text:p text:style-name="P1">MC4 - dont let the haters get you down kid</text:p>
      <text:p text:style-name="P1">oh well yall cant say i didnt try to treat you nice</text:p>
      <text:p text:style-name="P1">ey!</text:p>
      <text:p text:style-name="P1">i should be the one to condescend to YOU with that mime</text:p>
      <text:p text:style-name="P1">what considerin your uber flagrant mental probs</text:p>
      <text:p text:style-name="P1">you be shells of aggravatin captor</text:p>
      <text:p text:style-name="P1">i seriously gotta ditch this fuckin area and get on with my lil adventure deal</text:p>
      <text:p text:style-name="P1">_</text:p>
      <text:p text:style-name="P1">KuMa1 - yo freak remember me</text:p>
      <text:p text:style-name="P1">so</text:p>
      <text:p text:style-name="P1">so what kinda conversation could we even have that wouldnt be weird and awkward</text:p>
      <text:p text:style-name="P1">i sea</text:p>
      <text:p text:style-name="P1">got anyfin for me other than an eerie glare and a gross stiched up smile</text:p>
      <text:p text:style-name="P1">whats the wicked word these days</text:p>
      <text:p text:style-name="P1">shit be cold home skillet</text:p>
      <text:p text:style-name="P1">KuMa2 - so i guess i want you to join my army</text:p>
      <text:p text:style-name="P1">maybe</text:p>
      <text:p text:style-name="P1">if you promise you aint gonna be too capricious or clown ass batshit or whatever</text:p>
      <text:p text:style-name="P1"><text:soft-page-break/>well least your honest about it</text:p>
      <text:p text:style-name="P1">got any crazy chucklevoodoo tips on how to kill a cherub?</text:p>
      <text:p text:style-name="P1">so</text:p>
      <text:p text:style-name="P1">nothing to say as usual then</text:p>
      <text:p text:style-name="P1">its awesome we had this talk</text:p>
      <text:p text:style-name="P1">_</text:p>
      <text:p text:style-name="P1">ML1 - sup meu</text:p>
      <text:p text:style-name="P1">whoa leijon</text:p>
      <text:p text:style-name="P1">your rumble spheres</text:p>
      <text:p text:style-name="P1">clam those suckas this instant</text:p>
      <text:p text:style-name="P1">mog</text:p>
      <text:p text:style-name="P1">idgi</text:p>
      <text:p text:style-name="P1">dude fuck mog</text:p>
      <text:p text:style-name="P1">oh wait you mean omg</text:p>
      <text:p text:style-name="P1">well fuck that too</text:p>
      <text:p text:style-name="P1">i know you cant physically monitor the volume of your piercing fangirly shrieks but try to keep it down</text:p>
      <text:p text:style-name="P1">like just be normal excited for once</text:p>
      <text:p text:style-name="P1">or</text:p>
      <text:p text:style-name="P1">should i say</text:p>
      <text:p text:style-name="P1">"fur pounce"</text:p>
      <text:p text:style-name="P1">it was probably cause you didnt like me very much</text:p>
      <text:p text:style-name="P1">but s'chool no one really did</text:p>
      <text:p text:style-name="P1">i mean i did try to kill you a couple times</text:p>
      <text:p text:style-name="P1">water under the crossing trestle</text:p>
      <text:p text:style-name="P1">...</text:p>
      <text:p text:style-name="P1">lejayjay how about you shut up and go back to being excited to <text:soft-page-break/>see me</text:p>
      <text:p text:style-name="P1">can we plz cool it on the shitty mimes tho</text:p>
      <text:p text:style-name="P1">seriously cant understand what your tryin to say half the time</text:p>
      <text:p text:style-name="P1">did i really</text:p>
      <text:p text:style-name="P1">to be conchnest that sounds mad unlikely</text:p>
      <text:p text:style-name="P1">you would not even believe the boring conversations i just slogged through with some a you glubbin windbaggers</text:p>
      <text:p text:style-name="P1">dont sound like you put much time into your fightin skills though</text:p>
      <text:p text:style-name="P1">yall do realize you might be on the verge of dying AGAIN right?</text:p>
      <text:p text:style-name="P1">38|</text:p>
      <text:p text:style-name="P1">had a suspicion this chat would devolve into gossip about who banged who</text:p>
      <text:p text:style-name="P1">let me know if you wanna catch up on actual relevant shit some time</text:p>
      <text:p text:style-name="P1">holla at ya girl meumix</text:p>
      <text:p text:style-name="P1">ML2 - so tell me</text:p>
      <text:p text:style-name="P1">what exactlys the bullshit reason you cant join me to go fight lord bad guy</text:p>
      <text:p text:style-name="P1">noooooo shit</text:p>
      <text:p text:style-name="P1">that isnt anything even close to resemblin a real responsibility</text:p>
      <text:p text:style-name="P1">dunno it doesnt sound like you give much a carp about anyfin that isnt shipping or sayin cat things</text:p>
      <text:p text:style-name="P1">btw "sound" was a subtle pun pertainin to oceanic geography</text:p>
      <text:p text:style-name="P1">sunnuva fish</text:p>
      <text:p text:style-name="P1">even if it was true</text:p>
      <text:p text:style-name="P1">which it is the very definition of AINT</text:p>
      <text:p text:style-name="P1">how the shit could you have even heard something like that already</text:p>
      <text:p text:style-name="P1">yes please do that</text:p>
      <text:p text:style-name="P1"><text:soft-page-break/>leijon</text:p>
      <text:p text:style-name="P1">are you readin my lips</text:p>
      <text:p text:style-name="P1">pretend you can hear me and that im saying this so loud your kittycat ears hurt</text:p>
      <text:p text:style-name="P1">shhhut thhhe fuuuuck uuup</text:p>
      <text:p text:style-name="P1">dont set me up with anemonebouy kay</text:p>
      <text:p text:style-name="P1">just keep it in your friendfics</text:p>
      <text:p text:style-name="P1">write about us doin it or whatever just S)(UT UP</text:p>
      <text:p text:style-name="P1">yay another worthless conversation under ma belt!</text:p>
      <text:p text:style-name="P1">TIM-E TO BOUNC-E</text:p>
      <text:p text:style-name="P1">ML3 - what</text:p>
      <text:p text:style-name="P1">yeah</text:p>
      <text:p text:style-name="P1">nah</text:p>
      <text:p text:style-name="P1">dont see what the big deal with em is</text:p>
      <text:p text:style-name="P1">if only you could hear how bonkers you sound</text:p>
      <text:p text:style-name="P1">wtfs a babie</text:p>
      <text:p text:style-name="P1">uh</text:p>
      <text:p text:style-name="P1">whats gay</text:p>
      <text:p text:style-name="P1">cant even deal w this meu</text:p>
      <text:p text:style-name="P1">hate to change the subject</text:p>
      <text:p text:style-name="P1">but i kinda side stepped past kurloz back there whilst granting him a wide berth</text:p>
      <text:p text:style-name="P1">he obviously wont say a thing to me which is probs for tha best</text:p>
      <text:p text:style-name="P1">but since he actually talks to you maybe you can answer stuff</text:p>
      <text:p text:style-name="P1">like do you know if hes god tier</text:p>
      <text:p text:style-name="P1">im building this army and its going horribubbly so far and im sure it would be unimaginably horrendous havin him along but i needs all the muscle i can get know what im sayin</text:p>
      <text:p text:style-name="P1"><text:soft-page-break/>yeah we always had way waaay too many religious nutjobs in our party</text:p>
      <text:p text:style-name="P1">so i always tuna'd him trout</text:p>
      <text:p text:style-name="P1">back when he could talk at least</text:p>
      <text:p text:style-name="P1">then he did us all the psycho favor of sewing his mouth shut so it was win win</text:p>
      <text:p text:style-name="P1">please dont take this for interest in shippin talk</text:p>
      <text:p text:style-name="P1">but you and he arent a red item anymore right</text:p>
      <text:p text:style-name="P1">dag what a boring fact</text:p>
      <text:p text:style-name="P1">but its cool youre good fronds still</text:p>
      <text:p text:style-name="P1">i thought i picked up heavy planktonic vibes from you</text:p>
      <text:p text:style-name="P1">now why dontcha run along and talk to him</text:p>
      <text:p text:style-name="P1">make use a your mutually compatible disabilities for communicatin and whatnot</text:p>
      <text:p text:style-name="P1">_</text:p>
      <text:p text:style-name="P1">KV6 - yeah vantas im gonna clue you in on somefin</text:p>
      <text:p text:style-name="P1">mosta my crew is hecks of dreadful to be around</text:p>
      <text:p text:style-name="P1">ahahahahaha</text:p>
      <text:p text:style-name="P1">oh uh</text:p>
      <text:p text:style-name="P1">you want i should step off</text:p>
      <text:p text:style-name="P1">well fwiw</text:p>
      <text:p text:style-name="P1">alternias da bomb compared to my planet</text:p>
      <text:p text:style-name="P1">and im not just saying that because grownup me ran the joint 38D</text:p>
      <text:p text:style-name="P1">?</text:p>
      <text:p text:style-name="P1">yeah</text:p>
      <text:p text:style-name="P1">the leadership thing is hard as globes</text:p>
      <text:p text:style-name="P1">could barely get anyone to lift a flippin finger in my session</text:p>
      <text:p text:style-name="P1">and now its like that all over again trying to raise this army</text:p>
      <text:p text:style-name="P1"><text:soft-page-break/>i reely dunno how sexy bitch grownup me pulled it off</text:p>
      <text:p text:style-name="P1">want to take a guess</text:p>
      <text:p text:style-name="P1">i know!!!!!!</text:p>
      <text:p text:style-name="P1">oh yes yes you got it yessss</text:p>
      <text:p text:style-name="P1">_</text:p>
      <text:p text:style-name="P1">TP10 - shit pyrope dont sniff at me</text:p>
      <text:p text:style-name="P1">i was standin around in shoutkats place when it all dream switched on me outta nowhere</text:p>
      <text:p text:style-name="P1">naw</text:p>
      <text:p text:style-name="P1">wait you lookin for him now too?</text:p>
      <text:p text:style-name="P1">good luck with that the guys slippery as a goddamn eel</text:p>
      <text:p text:style-name="P1">spent all day tracking him down myself</text:p>
      <text:p text:style-name="P1">but i finally caught up with him a while ago</text:p>
      <text:p text:style-name="P1">yeah</text:p>
      <text:p text:style-name="P1">and i think</text:p>
      <text:p text:style-name="P1">we might be goin on a date later?</text:p>
      <text:p text:style-name="P1">i mean</text:p>
      <text:p text:style-name="P1">maybe</text:p>
      <text:p text:style-name="P1">i dunno if im misreadin his intent there</text:p>
      <text:p text:style-name="P1">you might know better than me</text:p>
      <text:p text:style-name="P1">well whatever the case is later hes goin to hop off the meteor and fight lord invincible with me</text:p>
      <text:p text:style-name="P1">whatta you think am i readin too much into shit or</text:p>
      <text:p text:style-name="P1">yeah guess well sea</text:p>
      <text:p text:style-name="P1">anyway im out</text:p>
      <text:p text:style-name="P1">this hive you got is craycray pyrope</text:p>
      <text:p text:style-name="P1">can appreciate a girl with a gaudy sense a design</text:p>
      <text:p text:style-name="P1"><text:soft-page-break/>TP11 - ps ur dragon outfit rules</text:p>
      <text:p text:style-name="P1">_</text:p>
      <text:p text:style-name="P1">ArSe25 - any leads or</text:p>
      <text:p text:style-name="P1">um yeah sure</text:p>
      <text:p text:style-name="P1">but</text:p>
      <text:p text:style-name="P1">have you even really been lookin</text:p>
      <text:p text:style-name="P1">or have you been fucking around with your lil exposition stand</text:p>
      <text:p text:style-name="P1">it wasnt even that long ago we talked about other boring stuff</text:p>
      <text:p text:style-name="P1">you had to drag your stand over to the top of this tree</text:p>
      <text:p text:style-name="P1">like all waitin for me up here</text:p>
      <text:p text:style-name="P1">how long did that take</text:p>
      <text:p text:style-name="P1">they want to know...</text:p>
      <text:p text:style-name="P1">or you want to tell them?</text:p>
      <text:p text:style-name="P1">ok lemme ask this</text:p>
      <text:p text:style-name="P1">did you pay them so you could explain stuff</text:p>
      <text:p text:style-name="P1">so how long would you estimate you spent cherub hunting in between your splainins</text:p>
      <text:p text:style-name="P1">aranea serket i have somefin to explain to you at no expense</text:p>
      <text:p text:style-name="P1">i find your humorously ineffective approach to this quest to be max adorbs</text:p>
      <text:p text:style-name="P1">ArSe26 - serket why do you got to hate on other peoples religions</text:p>
      <text:p text:style-name="P1">dont you kno they just as much a load of crackpotty bunk as all your spiritual bullfuck</text:p>
      <text:p text:style-name="P1">can i have my money now</text:p>
      <text:p text:style-name="P1">ArSe27 - yeah i always wondered what happened there</text:p>
      <text:p text:style-name="P1">anyone ever get to the bottom a that</text:p>
      <text:p text:style-name="P1">hey this was actually kinda interesting</text:p>
      <text:p text:style-name="P1">it was W-ELL worth taking the money youre givin me to put up with <text:soft-page-break/>it</text:p>
      <text:p text:style-name="P1">ArSe28 - yeah...</text:p>
      <text:p text:style-name="P1">wow serket</text:p>
      <text:p text:style-name="P1">just wow so rude</text:p>
      <text:p text:style-name="P1">poor clown</text:p>
      <text:p text:style-name="P1">yeah im messin witchu he sux</text:p>
      <text:p text:style-name="P1">so</text:p>
      <text:p text:style-name="P1">conversation over?</text:p>
      <text:p text:style-name="P1">ka</text:p>
      <text:p text:style-name="P1">ching</text:p>
      <text:p text:style-name="P1">ArSe29 - )(ONK</text:p>
      <text:p text:style-name="P1">lol im glad we can both agree that clowny fuckin soda cult is the dumbest shit ever</text:p>
      <text:p text:style-name="P1">serks do you even know how silly yall are</text:p>
      <text:p text:style-name="P1">&lt;3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2" meta:paragraph-count="284" meta:word-count="2031" meta:character-count="9987"/>
    <meta:generator>OpenOffice/4.1.2$Win32 OpenOffice.org_project/412m3$Build-9782</meta:generator>
  </office:meta>
</office:document-meta>
</file>